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6k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 crystal:</text:p>
          </table:table-cell>
          <table:table-cell table:style-name="ce1" office:value-type="float" office:value="16000000" calcext:value-type="float">
            <text:p>1.60E+07</text:p>
          </table:table-cell>
          <table:table-cell/>
        </table:table-row>
        <table:table-row table:style-name="ro1">
          <table:table-cell office:value-type="string" calcext:value-type="string">
            <text:p>Mains frequency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C channels: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/mains_period/channel: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_sampl/mains period:</text:p>
          </table:table-cell>
          <table:table-cell table:formula="of:=[.$B$5]*[.$B$7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table:formula="of:=(1/[.$B$4])/[.$B$15]" office:value-type="float" office:value="0.000166666666666667" calcext:value-type="float">
            <text:p>0.000166666666667</text:p>
          </table:table-cell>
          <table:table-cell/>
        </table:table-row>
        <table:table-row table:style-name="ro1">
          <table:table-cell office:value-type="string" calcext:value-type="string">
            <text:p>fs:</text:p>
          </table:table-cell>
          <table:table-cell table:formula="of:=1/[.$B$16]"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$B$3]/(2*[.$B$17]))" office:value-type="float" office:value="1333" calcext:value-type="float">
            <text:p>1333</text:p>
          </table:table-cell>
          <table:table-cell table:style-name="ce3"/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767441860465116" calcext:value-type="float">
            <text:p>0.77</text:p>
          </table:table-cell>
          <table:table-cell/>
        </table:table-row>
      </table:table>
      <table:table table:name="7kHz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 crystal:</text:p>
          </table:table-cell>
          <table:table-cell table:style-name="ce1" office:value-type="float" office:value="16000000" calcext:value-type="float">
            <text:p>1.60E+07</text:p>
          </table:table-cell>
          <table:table-cell/>
        </table:table-row>
        <table:table-row table:style-name="ro1">
          <table:table-cell office:value-type="string" calcext:value-type="string">
            <text:p>Mains frequency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C channels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/mains_period/channel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or divide by 2)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_sampl/mains period:</text:p>
          </table:table-cell>
          <table:table-cell table:formula="of:=[.$B$5]*[.$B$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table:formula="of:=(1/[.$B$4])/[.$B$15]" office:value-type="float" office:value="0.000142857142857143" calcext:value-type="float">
            <text:p>0.000142857142857</text:p>
          </table:table-cell>
          <table:table-cell/>
        </table:table-row>
        <table:table-row table:style-name="ro1">
          <table:table-cell office:value-type="string" calcext:value-type="string">
            <text:p>fs:</text:p>
          </table:table-cell>
          <table:table-cell table:formula="of:=1/[.$B$16]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$B$3]/(2*[.$B$17]))"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89501312335958" calcext:value-type="float">
            <text:p>0.90</text:p>
          </table:table-cell>
          <table:table-cell/>
        </table:table-row>
      </table:table>
      <table:table table:name="6.25kHz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 crystal:</text:p>
          </table:table-cell>
          <table:table-cell table:style-name="ce1" office:value-type="float" office:value="16000000" calcext:value-type="float">
            <text:p>1.60E+07</text:p>
          </table:table-cell>
          <table:table-cell/>
        </table:table-row>
        <table:table-row table:style-name="ro1">
          <table:table-cell office:value-type="string" calcext:value-type="string">
            <text:p>Mains frequency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C channels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/mains_period/channel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or divide by 2 = 25 samples over 2 periods)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_sampl/mains period:</text:p>
          </table:table-cell>
          <table:table-cell table:formula="of:=[.$B$5]*[.$B$7]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table:formula="of:=(1/[.$B$4])/[.$B$15]" office:value-type="float" office:value="0.00016" calcext:value-type="float">
            <text:p>0.00016</text:p>
          </table:table-cell>
          <table:table-cell office:value-type="string" calcext:value-type="string">
            <text:p>(!)</text:p>
          </table:table-cell>
        </table:table-row>
        <table:table-row table:style-name="ro1">
          <table:table-cell office:value-type="string" calcext:value-type="string">
            <text:p>fs:</text:p>
          </table:table-cell>
          <table:table-cell table:formula="of:=1/[.$B$16]" office:value-type="float" office:value="6250" calcext:value-type="float">
            <text:p>62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1 TOP value:</text:p>
          </table:table-cell>
          <table:table-cell table:formula="of:=ROUND([.$B$3]/(2*[.$B$17]))" office:value-type="float" office:value="1280" calcext:value-type="float">
            <text:p>1280</text:p>
          </table:table-cell>
          <table:table-cell office:value-type="string" calcext:value-type="string">
            <text:p>(dec)</text:p>
          </table:table-cell>
        </table:table-row>
        <table:table-row table:style-name="ro1">
          <table:table-cell office:value-type="string" calcext:value-type="string">
            <text:p>offset:</text:p>
          </table:table-cell>
          <table:table-cell table:formula="of:=ROUND(([.B19]-1023)/2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Duty Cycle range:</text:p>
          </table:table-cell>
          <table:table-cell table:style-name="ce2" table:formula="of:=1023/[.B19]" office:value-type="float" office:value="0.79921875" calcext:value-type="float">
            <text:p>0.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5:39:34.584117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64" meta:object-count="0"/>
  </office:meta>
</office:document-meta>
</file>